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60000023590D1818D3F9CC6D0.png" manifest:media-type="image/png"/>
  <manifest:file-entry manifest:full-path="Pictures/10000201000002E30000027F9FA922C6C74C3F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17cm" svg:height="9.266cm" svg:x="1.078cm" svg:y="4.39cm">
          <draw:image xlink:href="Pictures/10000201000002E30000027F9FA922C6C74C3FF4.png" xlink:type="simple" xlink:show="embed" xlink:actuate="onLoad">
            <text:p/>
          </draw:image>
        </draw:frame>
        <draw:frame draw:style-name="gr1" draw:text-style-name="P1" draw:layer="layout" svg:width="6.271cm" svg:height="11.43cm" svg:x="13.192cm" svg:y="3.413cm">
          <draw:image xlink:href="Pictures/10000201000001360000023590D1818D3F9CC6D0.png" xlink:type="simple" xlink:show="embed" xlink:actuate="onLoad">
            <text:p/>
          </draw:image>
        </draw:frame>
        <draw:frame draw:style-name="gr2" draw:text-style-name="P2" draw:layer="layout" svg:width="4.765cm" svg:height="0.962cm" svg:x="4.109cm" svg:y="3.54cm">
          <draw:text-box>
            <text:p>nicht obfuskiert</text:p>
          </draw:text-box>
        </draw:frame>
        <draw:frame draw:style-name="gr2" draw:text-style-name="P2" draw:layer="layout" svg:width="3.249cm" svg:height="0.962cm" svg:x="14.843cm" svg:y="2.524cm">
          <draw:text-box>
            <text:p>obfuskiert</text:p>
          </draw:text-box>
        </draw:frame>
        <draw:line draw:style-name="gr3" draw:text-style-name="P3" draw:layer="layout" svg:x1="3.667cm" svg:y1="4.429cm" svg:x2="13.827cm" svg:y2="8.366cm">
          <text:p/>
        </draw:line>
        <draw:line draw:style-name="gr3" draw:text-style-name="P3" draw:layer="layout" svg:x1="3.921cm" svg:y1="7.223cm" svg:x2="13.827cm" svg:y2="12.3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1T17:42:37.427028513</meta:creation-date>
    <dc:date>2021-03-11T18:07:09.681905857</dc:date>
    <meta:editing-duration>PT24M32S</meta:editing-duration>
    <meta:editing-cycles>1</meta:editing-cycles>
    <meta:document-statistic meta:object-count="6"/>
    <meta:generator>LibreOffice/6.0.7.3$Linux_X86_64 LibreOffice_project/00m0$Build-3</meta:generator>
  </office:meta>
</office:document-meta>
</file>